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60b7" officeooo:paragraph-rsid="001d60b7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fo:font-weight="bold" officeooo:rsid="001d60b7" officeooo:paragraph-rsid="001d60b7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text-properties fo:font-style="italic" officeooo:rsid="001d60b7" officeooo:paragraph-rsid="001d60b7" style:font-style-asian="italic" style:font-style-complex="italic"/>
    </style:style>
    <style:style style:name="P4" style:family="paragraph" style:parent-style-name="Standard" style:list-style-name="L1">
      <style:text-properties fo:font-style="italic" officeooo:rsid="001d60b7" officeooo:paragraph-rsid="001d60b7" style:font-style-asian="italic" style:font-style-complex="italic"/>
    </style:style>
    <style:style style:name="P5" style:family="paragraph" style:parent-style-name="Standard" style:list-style-name="L1">
      <style:text-properties fo:font-style="italic" officeooo:rsid="001e50bd" officeooo:paragraph-rsid="001e50bd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yecto Cine</text:p>
      <text:p text:style-name="P1"/>
      <text:p text:style-name="P1"/>
      <text:p text:style-name="P3">Este documento es una especificación de requisitos de software para un Multicine.</text:p>
      <text:p text:style-name="P3"/>
      <text:p text:style-name="P3">Este tiene como propósito definir el funcionamiento, el cual sera utilizado por usuarios.</text:p>
      <text:p text:style-name="P3"/>
      <text:p text:style-name="P3">A continuación se realiza una descripción general del sistema, con el fin de conocer las principales funciones que este debe realizar.</text:p>
      <text:p text:style-name="P3"/>
      <text:list xml:id="list6813255953261715807" text:style-name="L1">
        <text:list-item>
          <text:p text:style-name="P4">En cada sucursal se debe especificar la cantidad de salas con las que cuenta, también la cantidad de butacas y disposición de las mismas.</text:p>
        </text:list-item>
      </text:list>
      <text:p text:style-name="P3"/>
      <text:list xml:id="list194124272452703" text:continue-numbering="true" text:style-name="L1">
        <text:list-item>
          <text:p text:style-name="P5">El cliente tiene acceso a la selección de ubicación según disponibilidad.</text:p>
          <text:p text:style-name="P5"/>
        </text:list-item>
        <text:list-item>
          <text:p text:style-name="P5">A su vez cada sala proyecta una película que queda a elección del administrador.</text:p>
          <text:p text:style-name="P5"/>
        </text:list-item>
        <text:list-item>
          <text:p text:style-name="P5">El valor de las entradas es igual para todas las salas. El administrador puede modificar dicho valor.</text:p>
          <text:p text:style-name="P5"/>
        </text:list-item>
        <text:list-item>
          <text:p text:style-name="P5">En el momento que el administrador lo desee se le otorgara un detalle sobre las ganancias de cada proyección, en forma de mayor a menor ganancia.</text:p>
        </text:list-item>
      </text:list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0:22:44.503844844</meta:creation-date>
    <meta:generator>LibreOffice/5.2.7.2$Linux_X86_64 LibreOffice_project/20m0$Build-2</meta:generator>
    <dc:date>2017-10-18T19:41:23.359264677</dc:date>
    <meta:editing-duration>PT3M43S</meta:editing-duration>
    <meta:editing-cycles>2</meta:editing-cycles>
    <meta:document-statistic meta:table-count="0" meta:image-count="0" meta:object-count="0" meta:page-count="1" meta:paragraph-count="12" meta:word-count="148" meta:character-count="861" meta:non-whitespace-character-count="730"/>
  </office:meta>
</office:document-meta>
</file>